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Varsayılan-title">
      <style:graphic-properties fo:min-height="2.629cm"/>
      <style:paragraph-properties style:writing-mode="lr-tb"/>
    </style:style>
    <style:style style:name="pr2" style:family="presentation" style:parent-style-name="Varsayılan-subtitle">
      <style:graphic-properties draw:fill-color="#ffffff" fo:min-height="9.134cm"/>
      <style:paragraph-properties style:writing-mode="lr-tb"/>
    </style:style>
    <style:style style:name="pr3" style:family="presentation" style:parent-style-name="Varsayılan-notes">
      <style:graphic-properties draw:fill-color="#ffffff" fo:min-height="13.364cm"/>
      <style:paragraph-properties style:writing-mode="lr-tb"/>
    </style:style>
    <style:style style:name="pr4" style:family="presentation" style:parent-style-name="Varsayılan-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fo:margin-top="0.5cm" fo:margin-bottom="0cm"/>
    </style:style>
    <style:style style:name="P5" style:family="paragraph">
      <loext:graphic-properties draw:fill-color="#ffffff"/>
    </style:style>
    <style:style style:name="T1" style:family="text">
      <style:text-properties fo:font-weight="bold" style:font-weight-asian="bold" style:font-weight-complex="bold"/>
    </style:style>
    <style:style style:name="T2" style:family="text">
      <style:text-properties fo:color="#c9211e" loext:opacity="100%"/>
    </style:style>
    <style:style style:name="T3" style:family="text">
      <style:text-properties fo:font-variant="normal" fo:text-transform="none" fo:color="#c9211e" loext:opacity="1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loext:opacity="1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 style:family="text">
      <style:text-properties fo:color="#000000" loext:opacity="100%"/>
    </style:style>
    <style:style style:name="T6" style:family="text">
      <style:text-properties fo:color="#000000" loext:opacity="100%" fo:font-weight="bold" style:font-weight-asian="bold" style:font-weight-complex="bold"/>
    </style:style>
    <style:style style:name="T7"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arsayılan" presentation:presentation-page-layout-name="AL1T0">
        <draw:frame presentation:style-name="pr1" draw:text-style-name="P1" draw:layer="layout" svg:width="25.199cm" svg:height="2.629cm" svg:x="1.4cm" svg:y="0.628cm" presentation:class="title">
          <draw:text-box>
            <text:p>Login Create</text:p>
          </draw:text-box>
        </draw:frame>
        <draw:frame presentation:style-name="pr2" draw:text-style-name="P2" draw:layer="layout" svg:width="25.199cm" svg:height="9.134cm" svg:x="1.4cm" svg:y="3.685cm" presentation:class="subtitle" presentation:user-transformed="true">
          <draw:text-box>
            <text:p>Login ve User oluşturma ve yetkilendirme konusuna geçmeden önce Login ve User arasında nasıl bir fark olduğuna bakalım isterseniz. Kısa cümlesi; Login Instance bazlı User ise Database bazlı kullanıcı oluşturma şeklidir diyebiliriz.</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Varsayılan" presentation:presentation-page-layout-name="AL2T1">
        <draw:frame presentation:style-name="pr1" draw:text-style-name="P1" draw:layer="layout" svg:width="25.199cm" svg:height="2.629cm" svg:x="1.4cm" svg:y="0.628cm" presentation:class="title" presentation:user-transformed="true">
          <draw:text-box>
            <text:p><text:s/></text:p>
          </draw:text-box>
        </draw:frame>
        <draw:frame presentation:style-name="pr4" draw:text-style-name="P1" draw:layer="layout" svg:width="25.199cm" svg:height="9.134cm" svg:x="1.4cm" svg:y="3.685cm" presentation:class="outline">
          <draw:text-box>
            <text:p>Yani Login oluşturduğunuzda bu kullanıcı <text:s/>Instance’a ait tüm işlemleri ve altındaki tüm databaselere erişebilir ve işlemler yapabilir, ancak User oluşturduğunuzda bu kullanıcı user’ı oluşturduğunuz database üzerinde işlemler yapabilme yetkisine sahip olacaktır. Loginler database üzerinde yetkilere sahip olabilirken User’lar database’in verileri üzerinde yetki sahibidirler.</text:p>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Varsayılan" presentation:presentation-page-layout-name="AL2T1">
        <draw:frame presentation:style-name="pr1" draw:text-style-name="P1" draw:layer="layout" svg:width="25.199cm" svg:height="2.629cm" svg:x="1.4cm" svg:y="0.628cm" presentation:class="title">
          <draw:text-box>
            <text:p><text:s/></text:p>
          </draw:text-box>
        </draw:frame>
        <draw:frame presentation:style-name="pr4" draw:text-style-name="P1" draw:layer="layout" svg:width="25.199cm" svg:height="9.134cm" svg:x="1.4cm" svg:y="3.685cm" presentation:class="outline" presentation:user-transformed="true">
          <draw:text-box>
            <text:p>Login oluşturma için Instance altındaki Security bölümünde bulunan Login sekmesine sağ tıklayıp New Login dediğimiz zaman karşımıza yeni bir kullanıcı oluşturma ekranı gelecektir. Burada isterseniz öncelikle SQL serverın iki bağlantı çeşidine değinelim.</text:p>
            <text:p/>
            <text:p>Windows Authentication: <text:s/>Sql server windows bağlantısıdır ve bu şekilde giriş yaptığınızda sizden herhangi bir şifre istenmez fakat burada sadece domainde bulunan kullanıcılar için Login oluşturabilirsiniz.</text:p>
            <text:p/>
            <text:p>SQL Server Authenticaiton: <text:s/>Burada istediğiniz tarzda Login oluşturabilirsiniz ancak bu kullanıcı için şifre girmeniz gerekmektedir.</text:p>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Varsayılan" presentation:presentation-page-layout-name="AL2T1">
        <draw:frame presentation:style-name="pr1" draw:text-style-name="P1" draw:layer="layout" svg:width="25.199cm" svg:height="2.629cm" svg:x="1.4cm" svg:y="0.628cm" presentation:class="title">
          <draw:text-box>
            <text:p><text:s/></text:p>
          </draw:text-box>
        </draw:frame>
        <draw:frame presentation:style-name="pr4" draw:text-style-name="P1" draw:layer="layout" svg:width="25.199cm" svg:height="9.134cm" svg:x="1.4cm" svg:y="3.685cm" presentation:class="outline" presentation:user-transformed="true">
          <draw:text-box>
            <text:p><text:span text:style-name="T1">Enforce Password Policy,</text:span> <text:s/>oluşturacağımız şifrenin sqlde tanımlı Policy yani şifre kurallarına uygun olup olmadığını kontrol eder, </text:p>
            <text:p><text:span text:style-name="T1">Enforce password expiration,</text:span>seçeneği zamanı geldiğinde şifre değiştirme gerekliliği oluşturur ve şifresi değiştirilmeyen Loginlerin Disable(pasif) duruma çekilmesini sağlar, bir altındaki seçenekte ise bu kullanıcının ilk giriş yaptığı anda şifresini değiştirmesini ister. Sonraki seçeneklerde ise Login için sql server sertifika oluşturma seçenekleri sunar. Default Database kısmında bu kullanıcı sql servera giriş yaptığında başlangıçta hangi veritabanında karşılanacağını belirler. Default Language kısmında da başlangıç dili belirlenir. Bu dil hata mesajlarının size hangi dille iletileceğini de belirler.</text:p>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Varsayılan" presentation:presentation-page-layout-name="AL2T1">
        <draw:frame presentation:style-name="pr1" draw:text-style-name="P1" draw:layer="layout" svg:width="25.199cm" svg:height="2.629cm" svg:x="1.4cm" svg:y="0.628cm" presentation:class="title">
          <draw:text-box>
            <text:p>Server Roles</text:p>
          </draw:text-box>
        </draw:frame>
        <draw:frame presentation:style-name="pr4" draw:text-style-name="P1" draw:layer="layout" svg:width="25.199cm" svg:height="9.134cm" svg:x="1.4cm" svg:y="3.685cm" presentation:class="outline">
          <draw:text-box>
            <text:p><text:span text:style-name="T1">Server Roles</text:span> kısmına geldiğimiz zaman işte burada oluşturacağımız Login için Instance bazlı yetkiler veriyoruz.</text:p>
            <text:list text:style-name="L2">
              <text:list-item>
                <text:p><text:span text:style-name="T1">bulkadmin (Bulk Insert Administrator – Çoklu Kayıt Yöneticisi) :</text:span> Bulk Insert komutuna yetkisi olan</text:p>
              </text:list-item>
              <text:list-item>
                <text:p><text:span text:style-name="T1">dbcreator (Database Creator – Veritabanı Yöneticisi) :</text:span> Database oluşturabilme, silebilme, düzenleyebilme yetkisi olan</text:p>
              </text:list-item>
              <text:list-item>
                <text:p><text:span text:style-name="T1">diskadmin (Disk Administrator – Dosya Yöneticisi) :</text:span> Disk üzerinde bulunan dosyaları yönetme yetkisi olan</text:p>
              </text:list-item>
              <text:list-item>
                <text:p><text:span text:style-name="T1">processadmin (Process Administrator – İşlemci Yöneticisi) : </text:span>SQL Server üzerinde çalışan işlemcileri kontrol etme yetkisi olan.</text:p>
              </text:list-item>
              <text:list-item>
                <text:p><text:span text:style-name="T1">public (Herkese Kısıtlı Hak) :</text:span> SQL Server üzerinde <text:s/>standart ayarlarla giriş yapan herkesin rolüdür. Bu kural ile tüm kullanıcıların kısıtlı hakları vardır. Daha sonra bu kullanıcılara kural değişikliği yapılarak diğer kurallar atanabilir</text:p>
              </text:list-item>
              <text:list-item>
                <text:p><text:span text:style-name="T1">securityadmin (Security Administrator – Güvenlik Yöneticisi) : </text:span>Server üzerinde kullanıcıların yetkilerini denetlemek, yönetmek ve şifrelerini sıfırlamak ya da istendiğinde değiştirme yetkisi olan</text:p>
              </text:list-item>
              <text:list-item>
                <text:p><text:span text:style-name="T1">serveradmin (Server Administrator – Server Yöneticisi) :</text:span> SQL Server üzerinde yapı ayarları, başlat/durdur/yeniden başlat gibi yetkileri olan.</text:p>
              </text:list-item>
              <text:list-item>
                <text:p><text:span text:style-name="T1">setupadmin (Setup Administrator) :</text:span> SQL Server üzerinde farklı bir veritabanı kullanarak işlem yapma yetkisi olan</text:p>
              </text:list-item>
              <text:list-item>
                <text:p><text:span text:style-name="T1">sysadmin (System Administrator – Sistem Yöneticisi) :</text:span> En yüksek yetkisi olandır. Sistem üzerinde tüm yetkilere sahiptir.</text:p>
              </text:list-item>
            </text:list>
            <text:p/>
            <text:p/>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Varsayılan" presentation:presentation-page-layout-name="AL2T1">
        <draw:frame presentation:style-name="pr1" draw:text-style-name="P1" draw:layer="layout" svg:width="25.199cm" svg:height="2.629cm" svg:x="1.4cm" svg:y="0.628cm" presentation:class="title">
          <draw:text-box>
            <text:p>User Mapping</text:p>
          </draw:text-box>
        </draw:frame>
        <draw:frame presentation:style-name="pr4" draw:text-style-name="P1" draw:layer="layout" svg:width="25.199cm" svg:height="9.134cm" svg:x="1.4cm" svg:y="3.685cm" presentation:class="outline">
          <draw:text-box>
            <text:list text:style-name="L2">
              <text:list-header>
                <text:p>User Mapping bölümünde oluşturacağımız Loginin hangi veritabanlarına erişiminin ve bu veritabanlarında ne tür yetkilerinin olmasını istediğimizi belirliyoruz. Bu kısımda alt taraftaki seçenekler de Database bazlı rollerdir.</text:p>
              </text:list-header>
              <text:list-item>
                <text:p><text:span text:style-name="T1">db_owner :</text:span> Veritabanında en yüksek yetkilidir. Silme, ekleme, düzenleme, başlatma/durdurma gibi yetkileri vardır</text:p>
              </text:list-item>
              <text:list-item>
                <text:p><text:span text:style-name="T1">db_accessadmin : </text:span>Veritabanında kullanıcılara veritabanına erişim kural/yetki atayan yöneticidir</text:p>
              </text:list-item>
              <text:list-item>
                <text:p><text:span text:style-name="T1">db_securityadmin :</text:span>Veritabanındaki kural/yetkileri yönetir</text:p>
              </text:list-item>
              <text:list-item>
                <text:p><text:span text:style-name="T1">db_datareader :</text:span> Veritabanındaki kullanıcıların “SELECT” sorgusunu çalıştırmasına izin verir</text:p>
              </text:list-item>
              <text:list-item>
                <text:p><text:span text:style-name="T1">db_datawriter :</text:span> Veritabanındaki kullanıcıların “INSERT , DELETE , UPDATE sorgularını çalıştırmasına izin verir</text:p>
              </text:list-item>
              <text:list-item>
                <text:p><text:span text:style-name="T1">db_ddladmin :</text:span> Veritabanındaki kullanıcıların “DDL(Create-Alter-Drop)” komutlarını çalıştırmasına izin verir</text:p>
              </text:list-item>
              <text:list-item>
                <text:p><text:span text:style-name="T1">db_denydatareader :</text:span> Veritabanındaki kullanıcıların “SELECT” sorgusunu çalıştırmasını kısıtlar</text:p>
              </text:list-item>
              <text:list-item>
                <text:p><text:span text:style-name="T1">db_denydatawriter :</text:span> Veritabanındaki kullanıcıların “INSERT , DELETE , UPDATE sorgularını çalıştırmasını kısıtlar</text:p>
              </text:list-item>
              <text:list-item>
                <text:p><text:span text:style-name="T1">db_backupoperator :</text:span> Veritabanının yedeğini alma yetkisi tanımlar.</text:p>
              </text:list-item>
              <text:list-item>
                <text:p>eğer sadece <text:span text:style-name="T1">Public</text:span> seçeneğini seçerseniz bu kullanıcının ilgili veritabanına erişimi olur fakat herhangi bir işlem yapma yetkisi olmaz.</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Varsayılan" presentation:presentation-page-layout-name="AL2T1">
        <draw:frame presentation:style-name="pr1" draw:text-style-name="P1" draw:layer="layout" svg:width="25.199cm" svg:height="2.629cm" svg:x="1.4cm" svg:y="0.628cm" presentation:class="title">
          <draw:text-box>
            <text:p>Status</text:p>
          </draw:text-box>
        </draw:frame>
        <draw:frame presentation:style-name="pr4" draw:text-style-name="P1" draw:layer="layout" svg:width="25.199cm" svg:height="9.134cm" svg:x="1.4cm" svg:y="3.685cm" presentation:class="outline" presentation:user-transformed="true">
          <draw:text-box>
            <text:p><text:span text:style-name="T1">Status</text:span> <text:s/>kısmına geldiğimizde Settings altındaki <text:span text:style-name="T1">Grant;</text:span>database bağlantısına izin verirken </text:p>
            <text:p><text:span text:style-name="T1">Deny</text:span> ise, izin vermemeyi temsil eder. </text:p>
            <text:p>alt kısımda <text:span text:style-name="T1">Disable;</text:span> Loginin tamamen kullanım dışı hale getirilmesi demektir. Bu durumda sadece pasife çekilmiş olur bu kullanıcının silinmesi olarak anlaşılmamalı</text:p>
            <text:p><text:s/><text:span text:style-name="T1">Enable</text:span> ise pasif durumdaki kullanıcıyı tekrar aktifleştirmek için kullanılır.</text:p>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Varsayılan" presentation:presentation-page-layout-name="AL2T1">
        <draw:frame presentation:style-name="pr1" draw:text-style-name="P1" draw:layer="layout" svg:width="25.199cm" svg:height="2.629cm" svg:x="1.4cm" svg:y="0.628cm" presentation:class="title">
          <draw:text-box>
            <text:p>User Create</text:p>
          </draw:text-box>
        </draw:frame>
        <draw:frame presentation:style-name="pr4" draw:text-style-name="P1" draw:layer="layout" svg:width="25.199cm" svg:height="9.134cm" svg:x="1.4cm" svg:y="3.685cm" presentation:class="outline">
          <draw:text-box>
            <text:list text:style-name="L2">
              <text:list-header>
                <text:p>Userlar database seviyesinde kullanıcılardır bu nedenle User oluşturmak için ilgili veritabanının Security alanının User alanına sağ tıklayıp New User seçeneğini tıklıyoruz.</text:p>
              </text:list-header>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Varsayılan" presentation:presentation-page-layout-name="AL2T1">
        <draw:frame presentation:style-name="pr1" draw:text-style-name="P1" draw:layer="layout" svg:width="25.199cm" svg:height="2.629cm" svg:x="1.4cm" svg:y="0.628cm" presentation:class="title">
          <draw:text-box>
            <text:p>General</text:p>
          </draw:text-box>
        </draw:frame>
        <draw:frame presentation:style-name="pr4" draw:text-style-name="P1" draw:layer="layout" svg:width="25.199cm" svg:height="9.134cm" svg:x="1.4cm" svg:y="3.685cm" presentation:class="outline" presentation:user-transformed="true">
          <draw:text-box>
            <text:p>Burada <text:span text:style-name="T1">User Type</text:span> kısmında oluşturacağımız User’ı oturum açmak ve veritabanına erişmek için kullanacağımızı belirtiyoruz. </text:p>
            <text:p><text:span text:style-name="T1">User Name</text:span> kısmında User için bir isim belirliyoruz.</text:p>
            <text:p><text:span text:style-name="T1">Login name</text:span> kısmında ise bu User’ı bir Login ile ilişkilendirmemiz gerekiyor çünkü daha önce de bahsettiğimiz üzere Userlar veritabanı bazlı ve Loginler Instance bazlı çalıştığı için sql serverda Instance’a bağlanabilmek için Login kullanmamız gerekecek oluşturduğumuz User da tanımladığımız Login üzerinden veritabanına erişim sağlayacak. Her User tek bir Login ile ilişkilendirilebilir. Bu durumda veritabanındaki User ile ilişkilendirdiğiniz Login Instance altında Login’e verdiğiniz ismiyle görünürken veritabanı altında User’a verdiğiniz isimle görünür. Logine verdiğiniz yetkiler User için de geçerli olacaktır. Aynı Login için birden fazla User ile ilişkilendirilebilir, böylece Login için her veritabanında farklı yetkiler verebiliriz. </text:p>
            <text:p><text:span text:style-name="T1">Default Schema</text:span> kısmında bu User sorgu çalıştırdığında eğer schema belirtmezse default olarak hangisinin tanımlanacağını belirler. Herhangi birşey belirtmezseniz <text:span text:style-name="T1">DBO</text:span> olarak tanımlanır.</text:p>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Varsayılan" presentation:presentation-page-layout-name="AL2T1">
        <draw:frame presentation:style-name="pr1" draw:text-style-name="P1" draw:layer="layout" svg:width="25.199cm" svg:height="2.629cm" svg:x="1.4cm" svg:y="0.628cm" presentation:class="title">
          <draw:text-box>
            <text:p>Owned Schemas And Members</text:p>
          </draw:text-box>
        </draw:frame>
        <draw:frame presentation:style-name="pr4" draw:text-style-name="P1" draw:layer="layout" svg:width="25.199cm" svg:height="9.134cm" svg:x="1.4cm" svg:y="3.685cm" presentation:class="outline" presentation:user-transformed="true">
          <draw:text-box>
            <text:list text:style-name="L2">
              <text:list-header>
                <text:p><text:span text:style-name="T1">Owned Schemas</text:span> <text:s/>kısmında oluşturduğumuz User’ın hangi şemalar üzerinde yetki sahibi olacağını belirtiyoruz burada rol ve veritabanımızda bulunan schemaların hepsi bulunur. Burada dikkat etmeniz gereken şey eğer Şemalardan birine oluşturduğunuz User’ı yetkili yaparsanız daha sonra bu User’ı silmek istediğinizde hata alacaksınız bu durumla karşılaşmamak için öncelikle silmek istediğiniz Userın hangi şemalarla ilişkili olduğunu User üzerine sağ tıklayıp özelliklerden bakın daha sonra ilgili şemaya yine veritabanı altında bulunan Schemas bölümünden ulaşıp sağ tık özellikler sekmesinden Schema Owner’ı değiştirmeniz gerekir, işlemi gerçekleştirdikten sonra artık ilgili User’ı silebilirsiniz.</text:p>
                <text:p><text:span text:style-name="T1">Membership</text:span> <text:s/>bölümünde User yetkilendirme işlemlerini tanımlıyoruz</text:p>
              </text:list-header>
            </text:list>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Varsayılan" presentation:presentation-page-layout-name="AL2T1">
        <draw:frame presentation:style-name="pr1" draw:text-style-name="P1" draw:layer="layout" svg:width="25.199cm" svg:height="2.629cm" svg:x="1.4cm" svg:y="0.628cm" presentation:class="title">
          <draw:text-box>
            <text:p>Login Create T-Sql</text:p>
          </draw:text-box>
        </draw:frame>
        <draw:frame presentation:style-name="pr4" draw:text-style-name="P1" draw:layer="layout" svg:width="25.199cm" svg:height="9.134cm" svg:x="1.4cm" svg:y="3.685cm" presentation:class="outline" presentation:user-transformed="true">
          <draw:text-box>
            <text:list text:style-name="L2">
              <text:list-header>
                <text:p>CREATE LOGIN "&lt;LOGIN_NAME&gt;" WITH PASSWORD = '&lt;PASSWORD&gt;';</text:p>
              </text:list-header>
            </text:list>
            <text:p>Ör : <text:tab/></text:p>
            <text:p><text:span text:style-name="T2">CREATE LOGIN "login-app" </text:span></text:p>
            <text:p><text:span text:style-name="T2">WITH PASSWORD = 'ik1993';</text:span></text:p>
            <text:p/>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Varsayılan" presentation:presentation-page-layout-name="AL2T1">
        <draw:frame presentation:style-name="pr1" draw:text-style-name="P1" draw:layer="layout" svg:width="25.199cm" svg:height="2.629cm" svg:x="1.4cm" svg:y="0.628cm" presentation:class="title">
          <draw:text-box>
            <text:p>Create User-TSql</text:p>
          </draw:text-box>
        </draw:frame>
        <draw:frame presentation:style-name="pr4" draw:text-style-name="P1" draw:layer="layout" svg:width="25.199cm" svg:height="9.134cm" svg:x="1.4cm" svg:y="3.685cm" presentation:class="outline" presentation:user-transformed="true">
          <draw:text-box>
            <text:list text:style-name="L2">
              <text:list-header>
                <text:p/>
              </text:list-header>
            </text:list>
            <text:p>CREATE USER &lt;USER_NAME&gt; FROM LOGIN [&lt;LOGIN_NAME&gt;];</text:p>
            <text:p>Ör : </text:p>
            <text:p><text:span text:style-name="T3">CREATE USER "login-app" FROM LOGIN [</text:span><text:span text:style-name="T2">login-app];</text:span></text:p>
            <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Varsayılan" presentation:presentation-page-layout-name="AL2T1">
        <draw:frame presentation:style-name="pr1" draw:text-style-name="P1" draw:layer="layout" svg:width="25.199cm" svg:height="2.629cm" svg:x="1.4cm" svg:y="0.628cm" presentation:class="title">
          <draw:text-box>
            <text:p>Rol Ekleme Ve Kaldırma</text:p>
          </draw:text-box>
        </draw:frame>
        <draw:frame presentation:style-name="pr4" draw:text-style-name="P1" draw:layer="layout" svg:width="25.199cm" svg:height="9.134cm" svg:x="1.4cm" svg:y="3.685cm" presentation:class="outline" presentation:user-transformed="true">
          <draw:text-box>
            <text:list text:style-name="L2">
              <text:list-header>
                <text:p>Rol eklemek için <text:span text:style-name="T2">sp_addrolemember</text:span> adındaki SP (stored procedure) kullanacağız.</text:p>
              </text:list-header>
            </text:list>
            <text:p><text:span text:style-name="T4">EXEC sp_addrolemember 'rol_name', 'user_name</text:span><text:span text:style-name="T5">'; </text:span></text:p>
            <text:p><text:span text:style-name="T1">Veri Okuma Rol Tanımlama</text:span></text:p>
            <text:p><text:span text:style-name="T3">EXEC sp_addrolemember 'db_datareader', 'login-app</text:span><text:span text:style-name="T2">';</text:span></text:p>
            <text:p/>
            <text:p><text:span text:style-name="T1">Veri Yazma Rol Tanımlama</text:span></text:p>
            <text:p><text:span text:style-name="T3">EXEC sp_addrolemember 'db_datawriter', 'login-app</text:span><text:span text:style-name="T2">';</text:span></text:p>
            <text:p/>
            <text:p><text:span text:style-name="T1">Veritabanı Sahipliği Rol Tanımlama</text:span></text:p>
            <text:p><text:span text:style-name="T3">EXEC sp_addrolemember 'db_owner', 'login-app</text:span><text:span text:style-name="T2">';</text:span></text:p>
            <text:p><text:span text:style-name="T2"/></text:p>
            <text:p><text:span text:style-name="T6">Veri Okuma Rol Kaldırma</text:span></text:p>
            <text:p><text:span text:style-name="T3">EXEC sp_droprolemember 'db_datareader', 'login-app</text:span><text:span text:style-name="T2">';</text:span></text:p>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Varsayılan" presentation:presentation-page-layout-name="AL2T1">
        <draw:frame presentation:style-name="pr1" draw:text-style-name="P1" draw:layer="layout" svg:width="25.199cm" svg:height="2.629cm" svg:x="1.4cm" svg:y="0.628cm" presentation:class="title">
          <draw:text-box>
            <text:p>Yetki Ekleme Kaldırma</text:p>
          </draw:text-box>
        </draw:frame>
        <draw:frame presentation:style-name="pr4" draw:text-style-name="P1" draw:layer="layout" svg:width="25.199cm" svg:height="9.134cm" svg:x="1.4cm" svg:y="3.685cm" presentation:class="outline" presentation:user-transformed="true">
          <draw:text-box>
            <text:p>Eğer standart gelen roller dışında yeni rol oluşturursak ilgili rol içinde aynı şekilde yetki tanımlaması yapmamız gerekmektedir.</text:p>
            <text:p text:style-name="P4"><text:span text:style-name="T7">GRANT {SELECT ,UPDATE,INSERT,..} on Table_name(veya view_name) to [user_name],[user_name],.. </text:span><text:span text:style-name="T8">—Yetki verme</text:span></text:p>
            <text:p text:style-name="P4"><text:span text:style-name="T7">REVOKE {SELECT ,UPDATE,..} on Table_name to [user_name]; </text:span><text:span text:style-name="T8">—Yetki Kaldırma</text:span></text:p>
            <text:p>Ör:</text:p>
            <text:p>GRANT SELECT on Brands to [api-app];</text:p>
            <text:p>GRANT SELECT,UPDATE on Brands to [api-app];</text:p>
            <text:p>REVOKE UPDATE on Brands to [api-app];</text:p>
            <text:p/>
            <text:p/>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Varsayılan" presentation:presentation-page-layout-name="AL2T1">
        <draw:frame presentation:style-name="pr1" draw:layer="layout" svg:width="25.199cm" svg:height="3.473cm" svg:x="1.4cm" svg:y="0.206cm" presentation:class="title" presentation:user-transformed="true">
          <draw:text-box>
            <text:p>Tablolar Üzerinde Hangi İşlemler İçin Yetki Tanımlanabilir?</text:p>
          </draw:text-box>
        </draw:frame>
        <draw:frame presentation:style-name="pr4" draw:layer="layout" svg:width="25.199cm" svg:height="9.134cm" svg:x="1.4cm" svg:y="3.685cm" presentation:class="outline" presentation:user-transformed="true">
          <draw:text-box>
            <text:p>Read (Tablodan veri okuma)</text:p>
            <text:p>Insert (Tabloya veri yazma)</text:p>
            <text:p>Update (Tablodaki verileri güncelleme)</text:p>
            <text:p>Delete (Tablodaki verileri silme)</text:p>
            <text:p>Index (Tablo üzerinde index tanımlayabilme) </text:p>
            <text:p>Resources (Tablolar üzerinde ilişki tanımlayabilme)</text:p>
            <text:p>Alteration (Tablonun değiştirilmesi)</text:p>
            <text:p>Drop (Tablonun silinmesi)</text:p>
            <text:p>all privileges(Tüm yetkiler)</text:p>
          </draw:text-box>
        </draw:frame>
        <presentation:notes draw:style-name="dp2">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Varsayılan" presentation:presentation-page-layout-name="AL2T1">
        <draw:frame presentation:style-name="pr1" draw:layer="layout" svg:width="25.199cm" svg:height="2.629cm" svg:x="1.4cm" svg:y="0.628cm" presentation:class="title">
          <draw:text-box>
            <text:p>Custom Rol Tanımlama</text:p>
          </draw:text-box>
        </draw:frame>
        <draw:frame presentation:style-name="pr4" draw:layer="layout" svg:width="25.199cm" svg:height="9.134cm" svg:x="1.4cm" svg:y="3.685cm" presentation:class="outline">
          <draw:text-box>
            <text:p>Genellikle veritabanı üzerinde işlem yapan kullanıcıların benzer yetkileri olur. Yani aynı işi yapan birden çok kişi olabilir. Örnek verecek olursak veritabanı üzerinden veri okuyarak rapor oluşturan onlarca kişi olabilir. Bu gibi durumlarda her kullanıcı için ayrı ayrı yetki tanımlaması yapmak yerine rol tanımlaması yapılabilir. Bu rollere yetki tanımlaması yapılabilir ve kullanıcılara yetki vermek yerine rol verilebilir.</text:p>
          </draw:text-box>
        </draw:frame>
        <presentation:notes draw:style-name="dp2">
          <draw:page-thumbnail draw:style-name="gr1"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Varsayılan" presentation:presentation-page-layout-name="AL2T1">
        <draw:frame presentation:style-name="pr1" draw:layer="layout" svg:width="25.199cm" svg:height="2.629cm" svg:x="1.4cm" svg:y="0.628cm" presentation:class="title">
          <draw:text-box>
            <text:p><text:s/></text:p>
          </draw:text-box>
        </draw:frame>
        <draw:frame presentation:style-name="pr4" draw:layer="layout" svg:width="25.199cm" svg:height="9.134cm" svg:x="1.4cm" svg:y="3.685cm" presentation:class="outline" presentation:user-transformed="true">
          <draw:text-box>
            <text:p>CREATE ROLE role_name <text:s/>(Rol Oluşturma)</text:p>
            <text:p>GRANT grant_name ON table_name TO rol_name <text:s text:c="2"/>(Role Yetki Atama)</text:p>
            <text:p>GRANT rol_name TO user_name <text:s/>(Role Kişi Atama)</text:p>
            <text:p>Ör:</text:p>
            <text:p>CREATE ROLE raporlama_yapanlar</text:p>
            <text:p>GRANT select ON siparisler TO raporlama_yapanlar</text:p>
            <text:p>GRANT raporlama_yapanlar TO Berkay, Ahmet, Ali</text:p>
          </draw:text-box>
        </draw:frame>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Varsayılan" presentation:presentation-page-layout-name="AL2T1">
        <draw:frame presentation:style-name="pr1" draw:layer="layout" svg:width="25.199cm" svg:height="2.629cm" svg:x="1.4cm" svg:y="0.628cm" presentation:class="title">
          <draw:text-box>
            <text:p>Rol Tanımından yetki Nasıl Silinir?</text:p>
          </draw:text-box>
        </draw:frame>
        <draw:frame presentation:style-name="pr4" draw:layer="layout" svg:width="25.199cm" svg:height="9.134cm" svg:x="1.4cm" svg:y="3.685cm" presentation:class="outline" presentation:user-transformed="true">
          <draw:text-box>
            <text:p>REVOKE grant_name FROM rol_name</text:p>
            <text:p>Rol Tanımı Nasıl Silinir?</text:p>
            <text:p>DROP ROLE rol_adi</text:p>
            <text:p>!View üzerine rol tanımlaması yapmak mümkündür. Tablo adı yerine view adı yazılarak view üzerine rol tanımlaması yapılabilir.</text:p>
            <text:p/>
          </draw:text-box>
        </draw:frame>
        <presentation:notes draw:style-name="dp2">
          <draw:page-thumbnail draw:style-name="gr1"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Varsayılan" presentation:presentation-page-layout-name="AL2T1">
        <draw:frame presentation:style-name="pr1" draw:layer="layout" svg:width="25.199cm" svg:height="2.629cm" svg:x="1.4cm" svg:y="0.628cm" presentation:class="title">
          <draw:text-box>
            <text:p>Verilmiş Rolleri Görüntüleme</text:p>
          </draw:text-box>
        </draw:frame>
        <draw:frame presentation:style-name="pr4" draw:layer="layout" svg:width="25.199cm" svg:height="9.134cm" svg:x="1.4cm" svg:y="3.685cm" presentation:class="outline" presentation:user-transformed="true">
          <draw:text-box>
            <text:p>Tüm kullanıcılar için görüntülemek isterseniz bu sorguyu db_owner rolüne sahip bir kullanıcı ile çalıştırmanız gerekir. (Eğer kısıtlanmış bir kullanıcı ile giriş yaparsanız yalnızca kendi rol tanımlamalarınızı görebilirsiniz.)</text:p>
            <text:p/>
            <text:p><text:span text:style-name="T2">select dp2.name, dp.name from sys.database_role_members as drm</text:span></text:p>
            <text:p><text:span text:style-name="T2">INNER JOIN sys.database_principals as dp ON dp.principal_id=drm.role_principal_id</text:span></text:p>
            <text:p><text:span text:style-name="T2">INNER JOIN sys.database_principals as dp2 ON dp2.principal_id=drm.member_principal_id</text:span></text:p>
            <text:p><text:span text:style-name="T2">order by dp2.name asc;</text:span></text:p>
          </draw:text-box>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Varsayılan" presentation:presentation-page-layout-name="AL2T1">
        <draw:frame presentation:style-name="pr1" draw:layer="layout" svg:width="25.199cm" svg:height="2.629cm" svg:x="1.4cm" svg:y="0.628cm" presentation:class="title">
          <draw:text-box>
            <text:p>Tanımlanmış Yetkileri Görüntüleme</text:p>
          </draw:text-box>
        </draw:frame>
        <draw:frame presentation:style-name="pr4" draw:layer="layout" svg:width="25.199cm" svg:height="9.134cm" svg:x="1.4cm" svg:y="3.685cm" presentation:class="outline" presentation:user-transformed="true">
          <draw:text-box>
            <text:p>Tüm kullanıcılar için görüntülemek isterseniz bu sorguyu db_owner rolüne sahip bir kullanıcı ile çalıştırmanız gerekir. (Eğer kısıtlanmış bir kullanıcı ile giriş yaparsanız yalnızca kendi yetki tanımlamalarınızı görebilirsiniz.)</text:p>
            <text:p><text:span text:style-name="T2">SELECT</text:span></text:p>
            <text:p><text:span text:style-name="T2"><text:s text:c="4"/></text:span><text:span text:style-name="T2">dp.name, so.type_desc,ss.name, so.name,dbp.state_desc, dbp.permission_name, dp.create_date,dp.modify_date</text:span></text:p>
            <text:p><text:span text:style-name="T2">FROM sys.database_permissions as dbp</text:span></text:p>
            <text:p><text:span text:style-name="T2"><text:s text:c="4"/></text:span><text:span text:style-name="T2">JOIN sys.objects as so ON dbp.major_id = so.OBJECT_ID</text:span></text:p>
            <text:p><text:span text:style-name="T2"><text:s text:c="4"/></text:span><text:span text:style-name="T2">JOIN sys.schemas as ss ON so.SCHEMA_ID = ss.SCHEMA_ID</text:span></text:p>
            <text:p><text:span text:style-name="T2"><text:s text:c="4"/></text:span><text:span text:style-name="T2">JOIN sys.database_principals dp ON dbp.grantee_principal_id = dp.principal_id</text:span></text:p>
            <text:p><text:span text:style-name="T2">order by dbp.grantee_principal_id desc;</text:span></text:p>
          </draw:text-box>
        </draw:frame>
        <presentation:notes draw:style-name="dp2">
          <draw:page-thumbnail draw:style-name="gr1"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Doldurulmuş" draw:style="linear" draw:start-color="#ffffff" draw:end-color="#cccccc" draw:start-intensity="100%" draw:end-intensity="100%" draw:angle="30deg" draw:border="0%"/>
    <draw:gradient draw:name="Dolgun_20_Kırmızı" draw:display-name="Dolgun Kırmızı" draw:style="linear" draw:start-color="#ff6d6d" draw:end-color="#c9211e" draw:start-intensity="100%" draw:end-intensity="100%" draw:angle="30deg" draw:border="0%"/>
    <draw:gradient draw:name="Dolgun_20_Mavi" draw:display-name="Dolgun Mavi" draw:style="linear" draw:start-color="#729fcf" draw:end-color="#355269" draw:start-intensity="100%" draw:end-intensity="100%" draw:angle="30deg" draw:border="0%"/>
    <draw:gradient draw:name="Dolgun_20_Sarı" draw:display-name="Dolgun Sarı" draw:style="linear" draw:start-color="#ffde59" draw:end-color="#b47804" draw:start-intensity="100%" draw:end-intensity="100%" draw:angle="30deg" draw:border="0%"/>
    <draw:gradient draw:name="Dolgun_20_Yeşil" draw:display-name="Dolgun Yeşil" draw:style="linear" draw:start-color="#77bc65" draw:end-color="#127622" draw:start-intensity="100%" draw:end-intensity="100%" draw:angle="30deg" draw:border="0%"/>
    <draw:gradient draw:name="Şekiller"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Şekiller"/>
      <style:text-properties fo:font-size="14pt" fo:font-weight="bold"/>
    </style:style>
    <style:style style:name="Filled" style:family="graphic" style:parent-style-name="Shapes">
      <style:graphic-properties draw:fill="gradient" draw:fill-gradient-name="Doldurulmuş"/>
    </style:style>
    <style:style style:name="Filled_20_Blue" style:display-name="Filled Blue" style:family="graphic" style:parent-style-name="Filled">
      <style:graphic-properties draw:fill-gradient-name="Dolgun_20_Mavi"/>
      <style:text-properties fo:color="#ffffff" loext:opacity="100%"/>
    </style:style>
    <style:style style:name="Filled_20_Green" style:display-name="Filled Green" style:family="graphic" style:parent-style-name="Filled">
      <style:graphic-properties draw:fill-gradient-name="Dolgun_20_Yeşil"/>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Dolgun_20_Kırmızı"/>
      <style:text-properties fo:color="#ffffff" loext:opacity="100%"/>
    </style:style>
    <style:style style:name="Filled_20_Yellow" style:display-name="Filled Yellow" style:family="graphic" style:parent-style-name="Filled">
      <style:graphic-properties draw:fill-gradient-name="Dolgun_20_Sarı"/>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textarea-horizontal-align="justify" draw:shadow="hidden" draw:shadow-offset-x="0.2cm" draw:shadow-offset-y="0.2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false" style:shrink-to-fit="true">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top="0.4cm" fo:margin-bottom="0cm"/>
      <style:text-properties fo:font-size="28pt" style:font-size-asian="28pt" style:font-size-complex="28pt"/>
    </style:style>
    <style:style style:name="Varsayılan-outline3" style:family="presentation" style:parent-style-name="Varsayılan-outline2">
      <style:paragraph-properties fo:margin-top="0.3cm" fo:margin-bottom="0cm"/>
      <style:text-properties fo:font-size="24pt" style:font-size-asian="24pt" style:font-size-complex="24pt"/>
    </style:style>
    <style:style style:name="Varsayılan-outline4" style:family="presentation" style:parent-style-name="Varsayılan-outline3">
      <style:paragraph-properties fo:margin-top="0.2cm" fo:margin-bottom="0cm"/>
      <style:text-properties fo:font-size="20pt" style:font-size-asian="20pt" style:font-size-complex="20pt"/>
    </style:style>
    <style:style style:name="Varsayılan-outline5" style:family="presentation" style:parent-style-name="Varsayılan-outline4">
      <style:paragraph-properties fo:margin-top="0.1cm" fo:margin-bottom="0cm"/>
      <style:text-properties fo:font-size="20pt" style:font-size-asian="20pt" style:font-size-complex="20pt"/>
    </style:style>
    <style:style style:name="Varsayılan-outline6" style:family="presentation" style:parent-style-name="Varsayılan-outline5">
      <style:paragraph-properties fo:margin-top="0.1cm" fo:margin-bottom="0cm"/>
      <style:text-properties fo:font-size="20pt" style:font-size-asian="20pt" style:font-size-complex="20pt"/>
    </style:style>
    <style:style style:name="Varsayılan-outline7" style:family="presentation" style:parent-style-name="Varsayılan-outline6">
      <style:paragraph-properties fo:margin-top="0.1cm" fo:margin-bottom="0cm"/>
      <style:text-properties fo:font-size="20pt" style:font-size-asian="20pt" style:font-size-complex="20pt"/>
    </style:style>
    <style:style style:name="Varsayılan-outline8" style:family="presentation" style:parent-style-name="Varsayılan-outline7">
      <style:paragraph-properties fo:margin-top="0.1cm" fo:margin-bottom="0cm"/>
      <style:text-properties fo:font-size="20pt" style:font-size-asian="20pt" style:font-size-complex="20pt"/>
    </style:style>
    <style:style style:name="Varsayılan-outline9" style:family="presentation" style:parent-style-name="Varsayılan-outline8">
      <style:paragraph-properties fo:margin-top="0.1cm" fo:margin-bottom="0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Varsayılan-backgroundobjects">
      <style:graphic-properties draw:stroke="none" draw:fill="none" draw:fill-color="#ffffff" draw:auto-grow-height="false" fo:min-height="1.086cm"/>
      <style:paragraph-properties style:writing-mode="lr-tb"/>
    </style:style>
    <style:style style:name="Mpr2" style:family="presentation" style:parent-style-name="Varsayılan-backgroundobjects">
      <style:graphic-properties draw:stroke="none" draw:fill="none" draw:fill-color="#ffffff" draw:auto-grow-height="false" fo:min-height="1.485cm"/>
      <style:paragraph-properties style:writing-mode="lr-tb"/>
    </style:style>
    <style:style style:name="Mpr3" style:family="presentation" style:parent-style-name="Varsayıla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Varsayılan" style:page-layout-name="PM1" draw:style-name="Mdp1">
      <draw:frame presentation:style-name="Varsayılan-title" draw:layer="backgroundobjects" svg:width="25.199cm" svg:height="2.629cm" svg:x="1.4cm" svg:y="0.628cm" presentation:class="title" presentation:placeholder="true">
        <draw:text-box/>
      </draw:frame>
      <draw:frame presentation:style-name="Varsayılan-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Varsayılan-title" draw:layer="backgroundobjects" svg:width="19.798cm" svg:height="11.136cm" svg:x="0.6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3-04T12:14:03.960000000</dc:date>
    <meta:editing-duration>PT1H7M57S</meta:editing-duration>
    <meta:editing-cycles>17</meta:editing-cycles>
    <meta:generator>LibreOffice/7.2.5.2$Windows_X86_64 LibreOffice_project/499f9727c189e6ef3471021d6132d4c694f357e5</meta:generator>
    <meta:document-statistic meta:object-count="101"/>
  </office:meta>
</office:document-meta>
</file>